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onnector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connection_string</text:p>
          </table:table-cell>
          <table:table-cell office:value-type="string" calcext:value-type="string">
            <text:p>is_read_only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modb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ector=ModBus;host=localhost;port=5502;unit_id=1;timeout=5;auto_open=true;auto_close=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дбас коннектор</text:p>
          </table:table-cell>
        </table:table-row>
      </table:table>
      <table:table table:name="Tags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_</text:p>
          </table:table-cell>
          <table:table-cell office:value-type="string" calcext:value-type="string">
            <text:p>connector_name</text:p>
          </table:table-cell>
          <table:table-cell office:value-type="string" calcext:value-type="string">
            <text:p>is_log</text:p>
          </table:table-cell>
          <table:table-cell office:value-type="string" calcext:value-type="string">
            <text:p>max_</text:p>
          </table:table-cell>
          <table:table-cell office:value-type="string" calcext:value-type="string">
            <text:p>min_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ag_M_1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odb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:0: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M_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odb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I:0: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M_3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odb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I:3: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M_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odb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I:4: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M_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odb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I:5: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</table:table-row>
      </table:table>
      <table:table table:name="Script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is_active</text:p>
          </table:table-cell>
          <table:table-cell office:value-type="string" calcext:value-type="string">
            <text:p>descrip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9">00.00.0000</text:date>, <text:time style:data-style-name="N2" text:time-value="22:09:21.9027691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2T18:38:08.992169</meta:creation-date>
    <dc:date>2026-01-09T22:35:25.444808824</dc:date>
    <meta:generator>LibreOffice/24.2.7.2$Linux_X86_64 LibreOffice_project/420$Build-2</meta:generator>
    <meta:editing-cycles>11</meta:editing-cycles>
    <meta:editing-duration>PT39M33S</meta:editing-duration>
    <meta:document-statistic meta:table-count="3" meta:cell-count="69" meta:object-count="0"/>
  </office:meta>
</office:document-meta>
</file>